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ff" draw:fill="solid" draw:fill-color="#99cc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59cm" svg:height="3.048cm" svg:x="1cm" svg:y="15.224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283cm" svg:height="7.747cm" svg:x="1.262cm" svg:y="7.223cm">
            <text:p text:style-name="P1">AO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076cm" svg:height="3.81cm" svg:x="3.654cm" svg:y="11.16cm">
            <text:p text:style-name="P1">DA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076cm" svg:height="3.81cm" svg:x="3.654cm" svg:y="7.223cm">
            <text:p text:style-name="P1">O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283cm" svg:height="7.747cm" svg:x="5.815cm" svg:y="7.25cm">
            <text:p text:style-name="P1">JM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286cm" svg:height="7.747cm" svg:x="8.224cm" svg:y="7.223cm">
            <text:p text:style-name="P1">JC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284cm" svg:height="7.747cm" svg:x="10.616cm" svg:y="7.223cm">
            <text:p text:style-name="P1">JM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076cm" svg:height="3.81cm" svg:x="13.048cm" svg:y="11.16cm">
            <text:p text:style-name="P1">Contex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076cm" svg:height="3.81cm" svg:x="13.048cm" svg:y="7.223cm">
            <text:p text:style-name="P1">WE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417cm" svg:height="2.54cm" svg:x="15.26cm" svg:y="7.223cm">
            <text:p text:style-name="P1">Portlet</text:p>
            <text:p text:style-name="P1">MV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417cm" svg:height="2.54cm" svg:x="17.873cm" svg:y="7.223cm">
            <text:p text:style-name="P1">Remot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08cm" svg:height="5.08cm" svg:x="15.224cm" svg:y="9.89cm">
            <text:p text:style-name="P1">MV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9:45:27.560124867</meta:creation-date>
    <dc:date>2014-03-07T10:16:52.359430248</dc:date>
    <meta:editing-duration>PT5M38S</meta:editing-duration>
    <meta:editing-cycles>1</meta:editing-cycles>
    <meta:document-statistic meta:object-count="13"/>
    <meta:generator>LibreOffice/4.1.4.2$Linux_X86_64 LibreOffice_project/0a0440ccc0227ad9829de5f46be37cfb6edcf72</meta:generator>
  </office:meta>
</office:document-meta>
</file>